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1820a" officeooo:paragraph-rsid="0001820a"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1ac8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UM POR VEZ</text:span></text:p>
      <text:p text:style-name="P1"><text:span text:style-name="T1"/></text:p>
      <text:p text:style-name="P1">2) <text:span text:style-name="T1">Um script em SQL pode ser definido como um conjunto de comandos organizados para executar instruções no banco de dados, um comando pode ser DDL, usado para definição de estruras do banco ou DML, usado para manipulação de dados no banco. </text:span><text:span text:style-name="T2">A apresentação solicitou a execução total de um script, pois todos os comandos foram executados, porém cada comando só era executado quando disparado pelo professo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6T23:19:20.871781381</meta:creation-date>
    <dc:date>2025-03-26T23:37:57.692087490</dc:date>
    <meta:editing-duration>PT8M26S</meta:editing-duration>
    <meta:editing-cycles>1</meta:editing-cycles>
    <meta:document-statistic meta:table-count="0" meta:image-count="0" meta:object-count="0" meta:page-count="1" meta:paragraph-count="2" meta:word-count="71" meta:character-count="418" meta:non-whitespace-character-count="349"/>
    <meta:generator>LibreOffice/7.3.7.2$Linux_X86_64 LibreOffice_project/30$Build-2</meta:generator>
  </office:meta>
</office:document-meta>
</file>